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fo:background-color="#a1467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a1467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a1467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a1467e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9" office:value-type="string" calcext:value-type="string">
            <text:p>BACKLOG </text:p>
          </table:table-cell>
        </table:table-row>
        <table:table-row table:style-name="ro1">
          <table:table-cell office:value-type="string" calcext:value-type="string">
            <text:p>PRIMER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o realizar el hea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tro del header realizar una nav v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 realizar un boton de feedback <text:s text:c="2"/>que lleva a la página de educamás en la parte de contacto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CONTEN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car una etiqueta h1 y un boton de educamas que lleva a la página web de Educamás en la sección de prográma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 en el mismo lugar se debe colocar 4 iconos con descripc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 se debe incluir la imagen del celular 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s/>FOO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 tener un h3 c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mas colocar Terminos <text:span text:style-name="T1">Condiciones</text:span> y Educam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2:58:36.140216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22:19.446175938</meta:creation-date>
    <dc:date>2022-01-14T12:58:43.972427491</dc:date>
    <meta:editing-duration>PT21M45S</meta:editing-duration>
    <meta:editing-cycles>3</meta:editing-cycles>
    <meta:generator>LibreOffice/6.4.7.2$Linux_X86_64 LibreOffice_project/40$Build-2</meta:generator>
    <meta:document-statistic meta:table-count="1" meta:cell-count="13" meta:object-count="0"/>
  </office:meta>
</office:document-meta>
</file>